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367648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378dd3" style:font-size-asian="12pt" style:font-size-complex="12pt"/>
    </style:style>
    <style:style style:name="P11" style:family="paragraph" style:parent-style-name="Standard">
      <style:text-properties style:font-name="Liberation Serif" officeooo:paragraph-rsid="0023a51d"/>
    </style:style>
    <style:style style:name="P12" style:family="paragraph" style:parent-style-name="Standard">
      <style:text-properties style:font-name="Liberation Serif" officeooo:paragraph-rsid="00367648"/>
    </style:style>
    <style:style style:name="P13" style:family="paragraph" style:parent-style-name="Standard">
      <style:text-properties officeooo:paragraph-rsid="0022a55c"/>
    </style:style>
    <style:style style:name="P14" style:family="paragraph" style:parent-style-name="Standard">
      <style:text-properties officeooo:paragraph-rsid="0020bcff"/>
    </style:style>
    <style:style style:name="P15" style:family="paragraph" style:parent-style-name="Standard">
      <style:text-properties officeooo:paragraph-rsid="0023ec13"/>
    </style:style>
    <style:style style:name="P16" style:family="paragraph" style:parent-style-name="Standard">
      <style:text-properties officeooo:paragraph-rsid="0028bc81"/>
    </style:style>
    <style:style style:name="P17" style:family="paragraph" style:parent-style-name="Standard">
      <style:text-properties officeooo:paragraph-rsid="002dd124"/>
    </style:style>
    <style:style style:name="P18" style:family="paragraph" style:parent-style-name="Standard">
      <style:text-properties officeooo:paragraph-rsid="002dddde"/>
    </style:style>
    <style:style style:name="P19" style:family="paragraph" style:parent-style-name="Standard">
      <style:text-properties officeooo:paragraph-rsid="002ef771"/>
    </style:style>
    <style:style style:name="P20" style:family="paragraph" style:parent-style-name="Standard">
      <style:text-properties officeooo:paragraph-rsid="0031046c"/>
    </style:style>
    <style:style style:name="P21" style:family="paragraph" style:parent-style-name="Standard">
      <style:text-properties officeooo:paragraph-rsid="0033ffa4"/>
    </style:style>
    <style:style style:name="P22" style:family="paragraph" style:parent-style-name="Standard">
      <style:text-properties officeooo:paragraph-rsid="0035b4e8"/>
    </style:style>
    <style:style style:name="P23" style:family="paragraph" style:parent-style-name="Standard">
      <style:text-properties officeooo:paragraph-rsid="0035d4fb"/>
    </style:style>
    <style:style style:name="P24" style:family="paragraph" style:parent-style-name="Standard">
      <style:text-properties officeooo:paragraph-rsid="00378dd3"/>
    </style:style>
    <style:style style:name="P25" style:family="paragraph" style:parent-style-name="Standard">
      <style:text-properties officeooo:paragraph-rsid="00398e8c"/>
    </style:style>
    <style:style style:name="P26" style:family="paragraph" style:parent-style-name="Standard">
      <style:text-properties officeooo:paragraph-rsid="003b6ede"/>
    </style:style>
    <style:style style:name="P27" style:family="paragraph" style:parent-style-name="Standard">
      <style:text-properties officeooo:paragraph-rsid="003dd3cd"/>
    </style:style>
    <style:style style:name="P28" style:family="paragraph" style:parent-style-name="Standard">
      <style:text-properties officeooo:paragraph-rsid="0022a55c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uk" fo:country="UA" officeooo:rsid="00193ac8"/>
    </style:style>
    <style:style style:name="T9" style:family="text">
      <style:text-properties fo:language="uk" fo:country="UA" officeooo:rsid="001a81a5"/>
    </style:style>
    <style:style style:name="T10" style:family="text">
      <style:text-properties fo:language="uk" fo:country="UA" officeooo:rsid="0044988c"/>
    </style:style>
    <style:style style:name="T11" style:family="text">
      <style:text-properties fo:language="uk" fo:country="UA" officeooo:rsid="002a255b"/>
    </style:style>
    <style:style style:name="T12" style:family="text">
      <style:text-properties fo:language="uk" fo:country="UA" officeooo:rsid="001f6e98"/>
    </style:style>
    <style:style style:name="T13" style:family="text">
      <style:text-properties fo:language="uk" fo:country="UA" officeooo:rsid="003e19f2"/>
    </style:style>
    <style:style style:name="T14" style:family="text">
      <style:text-properties fo:language="uk" fo:country="UA" officeooo:rsid="00351f53"/>
    </style:style>
    <style:style style:name="T15" style:family="text">
      <style:text-properties fo:language="uk" fo:country="UA" officeooo:rsid="004e3a4b"/>
    </style:style>
    <style:style style:name="T16" style:family="text">
      <style:text-properties fo:language="uk" fo:country="UA" officeooo:rsid="001c69c8"/>
    </style:style>
    <style:style style:name="T17" style:family="text">
      <style:text-properties fo:language="uk" fo:country="UA" officeooo:rsid="001e4491"/>
    </style:style>
    <style:style style:name="T18" style:family="text">
      <style:text-properties fo:language="uk" fo:country="UA" officeooo:rsid="001e6a51"/>
    </style:style>
    <style:style style:name="T19" style:family="text">
      <style:text-properties fo:language="uk" fo:country="UA" officeooo:rsid="0020bcff"/>
    </style:style>
    <style:style style:name="T20" style:family="text">
      <style:text-properties fo:language="uk" fo:country="UA" officeooo:rsid="0022a55c"/>
    </style:style>
    <style:style style:name="T21" style:family="text">
      <style:text-properties fo:language="uk" fo:country="UA" officeooo:rsid="0023ec13"/>
    </style:style>
    <style:style style:name="T22" style:family="text">
      <style:text-properties fo:language="uk" fo:country="UA" officeooo:rsid="0026c31f"/>
    </style:style>
    <style:style style:name="T23" style:family="text">
      <style:text-properties fo:language="uk" fo:country="UA" officeooo:rsid="0027e4ea"/>
    </style:style>
    <style:style style:name="T24" style:family="text">
      <style:text-properties fo:language="uk" fo:country="UA" officeooo:rsid="0028bc81"/>
    </style:style>
    <style:style style:name="T25" style:family="text">
      <style:text-properties fo:language="uk" fo:country="UA" officeooo:rsid="002b94a1"/>
    </style:style>
    <style:style style:name="T26" style:family="text">
      <style:text-properties fo:language="uk" fo:country="UA" officeooo:rsid="002dd124"/>
    </style:style>
    <style:style style:name="T27" style:family="text">
      <style:text-properties fo:language="uk" fo:country="UA" officeooo:rsid="002dddde"/>
    </style:style>
    <style:style style:name="T28" style:family="text">
      <style:text-properties fo:language="uk" fo:country="UA" officeooo:rsid="002ef771"/>
    </style:style>
    <style:style style:name="T29" style:family="text">
      <style:text-properties fo:language="uk" fo:country="UA" officeooo:rsid="00300426"/>
    </style:style>
    <style:style style:name="T30" style:family="text">
      <style:text-properties fo:language="uk" fo:country="UA" officeooo:rsid="0033ffa4"/>
    </style:style>
    <style:style style:name="T31" style:family="text">
      <style:text-properties fo:language="uk" fo:country="UA" officeooo:rsid="0035b4e8"/>
    </style:style>
    <style:style style:name="T32" style:family="text">
      <style:text-properties fo:language="uk" fo:country="UA" officeooo:rsid="0035d4fb"/>
    </style:style>
    <style:style style:name="T33" style:family="text">
      <style:text-properties fo:language="uk" fo:country="UA" officeooo:rsid="003cbb9a"/>
    </style:style>
    <style:style style:name="T34" style:family="text">
      <style:text-properties fo:language="uk" fo:country="UA" officeooo:rsid="003dd3cd"/>
    </style:style>
    <style:style style:name="T35" style:family="text">
      <style:text-properties fo:language="uk" fo:country="UA" officeooo:rsid="003fd303"/>
    </style:style>
    <style:style style:name="T36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37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38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39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40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41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42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51f53"/>
    </style:style>
    <style:style style:name="T43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a255b"/>
    </style:style>
    <style:style style:name="T44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44988c"/>
    </style:style>
    <style:style style:name="T45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67648"/>
    </style:style>
    <style:style style:name="T46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fbeb2"/>
    </style:style>
    <style:style style:name="T47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48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49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50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51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1ee2c9" style:font-size-asian="12pt" style:font-size-complex="12pt"/>
    </style:style>
    <style:style style:name="T52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53" style:family="text">
      <style:text-properties fo:font-variant="normal" fo:text-transform="none" style:font-name="Linux Libertine" fo:letter-spacing="normal" fo:language="uk" fo:country="UA" fo:font-style="normal" fo:font-weight="normal" officeooo:rsid="003fd303"/>
    </style:style>
    <style:style style:name="T54" style:family="text">
      <style:text-properties fo:font-variant="normal" fo:text-transform="none" style:font-name="Liberation Serif" fo:letter-spacing="normal" fo:language="uk" fo:country="UA" fo:font-style="normal" fo:font-weight="normal" officeooo:rsid="003fd303"/>
    </style:style>
    <style:style style:name="T55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56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57" style:family="text">
      <style:text-properties style:font-name="Liberation Serif" fo:language="uk" fo:country="UA" officeooo:rsid="0023ec13"/>
    </style:style>
    <style:style style:name="T58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2">oller — </text:span><text:span text:style-name="T13">В</text:span><text:span text:style-name="T11">алик</text:span></text:p>
      <text:p text:style-name="Standard">Charger — Нагнітач</text:p>
      <text:p text:style-name="Standard"><text:span text:style-name="T11">Dualies — </text:span><text:span text:style-name="T14">Двійники</text:span></text:p>
      <text:p text:style-name="Standard"><text:span text:style-name="T14">Slosher </text:span><text:span text:style-name="T11">— </text:span><text:span text:style-name="T13">Р</text:span><text:span text:style-name="T14">озливач </text:span></text:p>
      <text:p text:style-name="Standard"><text:span text:style-name="T14">Splatling <text:s/></text:span><text:span text:style-name="T11">— </text:span><text:span text:style-name="T10">Ротор</text:span></text:p>
      <text:p text:style-name="Standard"><text:span text:style-name="T10">Blaster <text:s/></text:span><text:span text:style-name="T11">— </text:span><text:span text:style-name="T15">Бластер</text:span></text:p>
      <text:p text:style-name="Standard"><text:span text:style-name="T10">Brella </text:span><text:span text:style-name="T11">— </text:span><text:span text:style-name="T10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8">Плескомат</text:span></text:p>
      <text:p text:style-name="P16"><text:span text:style-name="T4">Spl</text:span><text:span text:style-name="T5">oos</text:span><text:span text:style-name="T4">h</text:span><text:span text:style-name="T8">-o-matic — </text:span><text:span text:style-name="T24">Хлюпомат</text:span></text:p>
      <text:p text:style-name="P14"><text:span text:style-name="T8">Jet Squelcher — </text:span><text:span text:style-name="T33">Струмотиск</text:span></text:p>
      <text:p text:style-name="P14"><text:span text:style-name="T19">Aerospray MG — </text:span><text:span text:style-name="T21">Аероспрей</text:span></text:p>
      <text:p text:style-name="P15"><text:span text:style-name="T21">Aerospray PG </text:span><text:span text:style-name="T19">—</text:span><text:span text:style-name="T21"> Аероспрей PG</text:span></text:p>
      <text:p text:style-name="P21"><text:span text:style-name="T55">.52 Gal</text:span><text:span text:style-name="T50"> </text:span><text:span text:style-name="T57"> </text:span><text:span text:style-name="T58">—</text:span><text:span text:style-name="T21"> </text:span><text:span text:style-name="T30">.52 Ґал</text:span></text:p>
      <text:p text:style-name="P22"><text:span text:style-name="T55">.</text:span><text:span text:style-name="T56">96</text:span><text:span text:style-name="T55"> Gal</text:span><text:span text:style-name="T50"> </text:span><text:span text:style-name="T57"> </text:span><text:span text:style-name="T58">—</text:span><text:span text:style-name="T21"> </text:span><text:span text:style-name="T30">.</text:span><text:span text:style-name="T31">96</text:span><text:span text:style-name="T30"> Ґал</text:span></text:p>
      <text:p text:style-name="P23"><text:span text:style-name="T30">Squeezer </text:span><text:span text:style-name="T58">—</text:span><text:span text:style-name="T21"> </text:span><text:span text:style-name="T32">Стискач</text:span></text:p>
      <text:p text:style-name="P3"><text:span text:style-name="T8"/></text:p>
      <text:p text:style-name="P3"><text:span text:style-name="T8">Splat Roller — </text:span><text:span text:style-name="T9">Плеск Валик</text:span></text:p>
      <text:p text:style-name="P3"><text:span text:style-name="T9">Carbon Roller — </text:span><text:span text:style-name="T25">Карбоновий Валик</text:span></text:p>
      <text:p text:style-name="P3"><text:span text:style-name="T9">Dynamo Roller — </text:span><text:span text:style-name="T20">Динамо Валик</text:span></text:p>
      <text:p text:style-name="P18"><text:span text:style-name="T20">Flingza Roller </text:span><text:span text:style-name="T9">— </text:span><text:span text:style-name="T27">Автовалик</text:span></text:p>
      <text:p text:style-name="P3"><text:span text:style-name="T20"/></text:p>
      <text:p text:style-name="P16"><text:span text:style-name="T20">Inkbrush </text:span><text:span text:style-name="T9">—</text:span><text:span text:style-name="T20"> </text:span><text:span text:style-name="T24">Пензлик</text:span></text:p>
      <text:p text:style-name="P17"><text:span text:style-name="T24">Octobrush </text:span><text:span text:style-name="T9">—</text:span><text:span text:style-name="T24"> </text:span><text:span text:style-name="T26">Восьмипензлик</text:span></text:p>
      <text:p text:style-name="P16"><text:span text:style-name="T24">Permanent Inkbrush </text:span><text:span text:style-name="T9">—</text:span><text:span text:style-name="T24"> Перманентний Пензлик</text:span></text:p>
      <text:p text:style-name="P3"><text:span text:style-name="T9"/></text:p>
      <text:p text:style-name="P4"><text:span text:style-name="T9">Splat Brella </text:span><text:span text:style-name="T8">—</text:span><text:span text:style-name="T9"> Плескосолька</text:span></text:p>
      <text:p text:style-name="P25"><text:span text:style-name="T9">Undercover Brella </text:span><text:span text:style-name="T8">—</text:span><text:span text:style-name="T9"> Шпигунська парасолька</text:span></text:p>
      <text:p text:style-name="P4"><text:span text:style-name="T9"/></text:p>
      <text:p text:style-name="P4"><text:span text:style-name="T9">Dualie Squelchers — </text:span><text:span text:style-name="T16">Подвійний </text:span><text:span text:style-name="T33">Струмотиск</text:span></text:p>
      <text:p text:style-name="P4"><text:span text:style-name="T33">Dark Tetra Dualies - </text:span><text:span text:style-name="T34">Тем</text:span><text:span text:style-name="T33">ні Тетра-двійники</text:span></text:p>
      <text:p text:style-name="P27"><text:span text:style-name="T33">Light Tetra Dualies — </text:span><text:span text:style-name="T34">Світлі </text:span><text:span text:style-name="T33">Тетра-двійники</text:span></text:p>
      <text:p text:style-name="P26"><text:span text:style-name="T16">Splat Dualies </text:span><text:span text:style-name="T9">— Двійники</text:span></text:p>
      <text:p text:style-name="P4"><text:span text:style-name="T16"/></text:p>
      <text:p text:style-name="P5"><text:span text:style-name="T10">Blaster <text:s/></text:span><text:span text:style-name="T11">— </text:span><text:span text:style-name="T15">Бластер</text:span></text:p>
      <text:p text:style-name="P15"><text:span text:style-name="T15">Range Blaster </text:span><text:span text:style-name="T11">— </text:span><text:span text:style-name="T21">Бластер </text:span><text:span text:style-name="T3">XL</text:span></text:p>
      <text:p text:style-name="P5"><text:span text:style-name="T15">Rapid Blaster — </text:span><text:span text:style-name="T20">Турбобластер</text:span></text:p>
      <text:p text:style-name="P13"><text:span text:style-name="T20">Rapid Blaster Pro </text:span><text:span text:style-name="T15">— </text:span><text:span text:style-name="T20">Турбобластер ПРО</text:span></text:p>
      <text:p text:style-name="P13"><text:span text:style-name="T20">Clash Blaster — </text:span><text:span text:style-name="T22">Бум</text:span><text:span text:style-name="T23"> Б</text:span><text:span text:style-name="T22">ластер</text:span></text:p>
      <text:p text:style-name="P13"><text:span text:style-name="T22">H-3 Nozzlenose — </text:span><text:span text:style-name="T27">В-3 Афалінос </text:span><text:span text:style-name="T35">(від А</text:span><text:span text:style-name="T54">фаліна)</text:span></text:p>
      <text:p text:style-name="P19"><text:span text:style-name="T22">H-3 Nozzlenose</text:span><text:span text:style-name="T6"> </text:span><text:span text:style-name="T7">D</text:span><text:span text:style-name="T6"> </text:span><text:span text:style-name="T22">— </text:span><text:span text:style-name="T27">В-3 Афалінос </text:span><text:span text:style-name="T28">Д</text:span></text:p>
      <text:p text:style-name="P19"><text:span text:style-name="T28">L-3 Nozzlenose </text:span><text:span text:style-name="T22">—</text:span><text:span text:style-name="T28"> М</text:span><text:span text:style-name="T27">-3 Афалінос</text:span></text:p>
      <text:p text:style-name="P19"><text:span text:style-name="T28">L-3 Nozzlenose </text:span><text:span text:style-name="T7">D </text:span><text:span text:style-name="T22">—</text:span><text:span text:style-name="T28"> М</text:span><text:span text:style-name="T27">-3 Афалінос </text:span><text:span text:style-name="T28">Д</text:span></text:p>
      <text:p text:style-name="P5"><text:span text:style-name="T15"/></text:p>
      <text:p text:style-name="P5"><text:span text:style-name="T15">Sloshing Machine — </text:span><text:span text:style-name="T17">Хлюпофугер</text:span></text:p>
      <text:p text:style-name="P20"><text:span text:style-name="T14">Slosher </text:span><text:span text:style-name="T11">— </text:span><text:span text:style-name="T13">Р</text:span><text:span text:style-name="T14">озливач</text:span></text:p>
      <text:p text:style-name="P5"><text:span text:style-name="T17">Tri-Slosher — </text:span><text:span text:style-name="T29">Трихлюп</text:span></text:p>
      <text:p text:style-name="P5"><text:span text:style-name="T17"/></text:p>
      <text:p text:style-name="P5"><text:soft-page-break/><text:span text:style-name="T17">Classic Squiffer — </text:span><text:span text:style-name="T18">Сепаратор </text:span><text:span text:style-name="T36">α</text:span></text:p>
      <text:p text:style-name="P6"><text:span text:style-name="T18">Fresh Squiffer </text:span><text:span text:style-name="T17">—</text:span><text:span text:style-name="T18"> Сепаратор </text:span><text:span text:style-name="T36">γ</text:span></text:p>
      <text:p text:style-name="P6"><text:span text:style-name="T18">New Squiffer </text:span><text:span text:style-name="T17">—</text:span><text:span text:style-name="T18"> Сепаратор </text:span><text:span text:style-name="T36">β</text:span></text:p>
      <text:p text:style-name="P7"><text:span text:style-name="T37">Splat Charger — </text:span><text:span text:style-name="T38">Плеск Нагнітач</text:span></text:p>
      <text:p text:style-name="P7"><text:span text:style-name="T38">Bamboozler 14 Mk I — </text:span><text:span text:style-name="T39">Бамбумк 14-</text:span><text:span text:style-name="T41">I</text:span></text:p>
      <text:p text:style-name="P8"><text:span text:style-name="T38">Bamboozler 14 Mk I</text:span><text:span text:style-name="T41">I </text:span><text:span text:style-name="T38">— </text:span><text:span text:style-name="T39">Бамбумк 14-</text:span><text:span text:style-name="T41">II</text:span></text:p>
      <text:p text:style-name="P8"><text:span text:style-name="T38">Bamboozler 14 Mk I</text:span><text:span text:style-name="T41">II </text:span><text:span text:style-name="T38">— </text:span><text:span text:style-name="T39">Бамбумк 14-</text:span><text:span text:style-name="T41">III</text:span></text:p>
      <text:p text:style-name="P10"><text:span text:style-name="T41">E-liter 4K </text:span><text:span text:style-name="T38">— </text:span><text:span text:style-name="T41"><text:s/>Е-літр 4К</text:span></text:p>
      <text:p text:style-name="P24"><text:span text:style-name="T52">E-liter 4K Scope </text:span><text:span text:style-name="T51">— </text:span><text:span text:style-name="T52"><text:s/>Снайп</text:span><text:span text:style-name="T51">-</text:span><text:span text:style-name="T52">Е-літр 4К </text:span></text:p>
      <text:p text:style-name="P8"><text:span text:style-name="T41"/></text:p>
      <text:p text:style-name="P11"><text:span text:style-name="T47">Hydra Splatling </text:span><text:span text:style-name="T48">—</text:span><text:span text:style-name="T47"> </text:span><text:span text:style-name="T49">Гідра</text:span></text:p>
      <text:p text:style-name="P12"><text:span text:style-name="T42">Splatling <text:s/></text:span><text:span text:style-name="T43">— </text:span><text:span text:style-name="T44">Ротор</text:span></text:p>
      <text:p text:style-name="P12"><text:span text:style-name="T44">Mini Splatling — </text:span><text:span text:style-name="T46">Ротор Міні</text:span></text:p>
      <text:p text:style-name="P9"><text:span text:style-name="T40">Heavy Splatling </text:span><text:span text:style-name="T43">— </text:span><text:span text:style-name="T44">Ротор </text:span><text:span text:style-name="T45">ПР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10-19T19:04:37.108000000</dc:date>
    <meta:editing-duration>PT11H50M22S</meta:editing-duration>
    <meta:editing-cycles>32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6" meta:word-count="199" meta:character-count="1528" meta:non-whitespace-character-count="1320"/>
  </office:meta>
</office:document-meta>
</file>